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27cm" fo:margin-right="0cm" fo:line-height="150%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font-weight="bold" style:font-weight-asian="bold"/>
    </style:style>
    <style:style style:name="P7" style:family="paragraph" style:parent-style-name="Standard">
      <style:text-properties fo:font-weight="bold" officeooo:rsid="00071de9" officeooo:paragraph-rsid="00071de9" style:font-weight-asian="bold"/>
    </style:style>
    <style:style style:name="P8" style:family="paragraph" style:parent-style-name="Standard" style:list-style-name="WWNum1">
      <style:paragraph-properties fo:margin-left="1.27cm" fo:margin-right="0cm" fo:line-height="150%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line-height="150%" fo:text-indent="-0.635cm" style:auto-text-indent="false"/>
      <style:text-properties officeooo:paragraph-rsid="00071de9"/>
    </style:style>
    <style:style style:name="P10" style:family="paragraph" style:parent-style-name="Standard">
      <style:paragraph-properties fo:margin-left="0cm" fo:margin-right="0cm" fo:line-height="150%" fo:text-indent="0cm" style:auto-text-indent="false"/>
    </style:style>
    <style:style style:name="P11" style:family="paragraph" style:parent-style-name="Standard" style:list-style-name="WWNum1">
      <style:paragraph-properties fo:margin-left="1.27cm" fo:margin-right="0cm" fo:line-height="150%" fo:text-indent="-0.635cm" style:auto-text-indent="false"/>
      <style:text-properties officeooo:rsid="00071de9" officeooo:paragraph-rsid="00071de9"/>
    </style:style>
    <style:style style:name="P12" style:family="paragraph" style:parent-style-name="Standard">
      <style:text-properties officeooo:paragraph-rsid="00071de9"/>
    </style:style>
    <style:style style:name="P13" style:family="paragraph" style:parent-style-name="Standard">
      <style:text-properties officeooo:rsid="0008fc5b" officeooo:paragraph-rsid="0008fc5b"/>
    </style:style>
    <style:style style:name="T1" style:family="text">
      <style:text-properties officeooo:rsid="00071de9"/>
    </style:style>
    <style:style style:name="T2" style:family="text">
      <style:text-properties officeooo:rsid="00073d62"/>
    </style:style>
    <style:style style:name="T3" style:family="text">
      <style:text-properties officeooo:rsid="0008f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ividade 3 - Entrevista</text:p>
      <text:p text:style-name="P1"/>
      <text:p text:style-name="Standard">Quem é o entrevistado:</text:p>
      <text:p text:style-name="Standard">Objetivo: elicitar requisitos com uma pessoa idosa.</text:p>
      <text:p text:style-name="Standard">Estrutura: de funil (abordagem dedutiva)</text:p>
      <text:p text:style-name="Standard"/>
      <text:p text:style-name="P1">Perguntas</text:p>
      <text:p text:style-name="Standard"/>
      <text:list xml:id="list1714336919" text:style-name="WWNum1">
        <text:list-item>
          <text:p text:style-name="P8">Como está sua saúde?</text:p>
        </text:list-item>
        <text:list-item>
          <text:p text:style-name="P8">Você toma algum tipo de remédio de uso contínuo?</text:p>
        </text:list-item>
        <text:list-item>
          <text:p text:style-name="P8">Quantos medicamentos diferentes você deve tomar?</text:p>
        </text:list-item>
        <text:list-item>
          <text:p text:style-name="P8">Com que frequência você tem que tomá-los?</text:p>
        </text:list-item>
        <text:list-item>
          <text:p text:style-name="P8">Já se esqueceu alguma vez de tomar um medicamento?</text:p>
        </text:list-item>
        <text:list-item>
          <text:p text:style-name="P8">Já se esqueceu de com que frequência e dosagem deve tomar um medicamento?</text:p>
        </text:list-item>
        <text:list-item>
          <text:p text:style-name="P8">Como você faz para se lembrar de tomar os remédios (lembretes em papel, alarmes, agenda, ou outros)?</text:p>
        </text:list-item>
        <text:list-item>
          <text:p text:style-name="P8">Você precisa fazer consultas no médico regularmente?</text:p>
        </text:list-item>
        <text:list-item>
          <text:p text:style-name="P8">Já se esqueceu alguma vez de ir a alguma consulta?</text:p>
        </text:list-item>
        <text:list-item>
          <text:p text:style-name="P8">Você tem um smartphone?</text:p>
        </text:list-item>
        <text:list-item>
          <text:p text:style-name="P8">Você o utiliza para que funções atualmente?</text:p>
        </text:list-item>
        <text:list-item>
          <text:p text:style-name="P8">Você tem alguma dificuldade de mexer em aplicativos de celular?</text:p>
        </text:list-item>
        <text:list-item>
          <text:p text:style-name="P8">Quais são os problemas que você tem ao utilizar aplicativos de celular? ( Tamanho dos botões, Tamanho dos textos, Cor)</text:p>
        </text:list-item>
        <text:list-item>
          <text:p text:style-name="P8">O que você gostaria que um aplicativo de lembrar de tomar os remédios tivesse?</text:p>
        </text:list-item>
        <text:list-item>
          <text:p text:style-name="P8">Como você gostaria de ser lembrado/a (alarme, notificação) ?</text:p>
        </text:list-item>
        <text:list-item>
          <text:p text:style-name="P8">Quanto tempo antes de tomar você gostaria de ser lembrado/a do remédio (30 minutos antes, 15 minutos antes, na hora)?</text:p>
        </text:list-item>
        <text:list-item>
          <text:p text:style-name="P8">Gostaria de ser lembrado/a também das consultas médicas?</text:p>
        </text:list-item>
        <text:list-item>
          <text:p text:style-name="P8">Quanto tempo antes de ir você gostaria de ser lembrado/a da consulta (30 minutos antes, 1 dia antes, na hora)?</text:p>
        </text:list-item>
      </text:list>
      <text:p text:style-name="P2"/>
      <text:p text:style-name="P2"/>
      <text:p text:style-name="P6">Respostas:</text:p>
      <text:p text:style-name="Standard">Quem é o entrevistado: Olivia Rangel Joffily</text:p>
      <text:p text:style-name="Standard">Objetivo: elicitar requisitos com uma pessoa idosa.</text:p>
      <text:p text:style-name="Standard">Estrutura: de funil (abordagem dedutiva)</text:p>
      <text:p text:style-name="P6">1.</text:p>
      <text:p text:style-name="P3">Saúde média, está em tratamento para artrite psoriásica</text:p>
      <text:p text:style-name="P6">2. 3 4</text:p>
      <text:p text:style-name="P3"><text:soft-page-break/>Sim, dois (de uso diário) e um uma vez por mês</text:p>
      <text:p text:style-name="P6">5.</text:p>
      <text:p text:style-name="P3">Sim, ela, separou mas ela esqueceu o remédio.</text:p>
      <text:p text:style-name="P6">6.</text:p>
      <text:p text:style-name="P3">Não, já compra na dosagem certa.</text:p>
      <text:p text:style-name="P6">7.</text:p>
      <text:p text:style-name="P3">Criou uma rotina de separar os remédios para cada horário (um no café da manhã, um à noite)</text:p>
      <text:p text:style-name="P6">8.</text:p>
      <text:p text:style-name="P3">Sim, de 6 em 6 meses</text:p>
      <text:p text:style-name="P6">9.</text:p>
      <text:p text:style-name="P3">Não</text:p>
      <text:p text:style-name="P6">10.</text:p>
      <text:p text:style-name="P3">Sim</text:p>
      <text:p text:style-name="P6">11.</text:p>
      <text:p text:style-name="P3">Principalmente para conversar com as pessoas e ler notícias</text:p>
      <text:p text:style-name="P6">12.</text:p>
      <text:p text:style-name="P3">Sim, com instagram. Usa facebook e wpp razoavelmente bem. Dificuldade com apps novos.</text:p>
      <text:p text:style-name="P6">13.</text:p>
      <text:p text:style-name="P3">Quantidade de texto, tamanho de letra grande que faz descer muito a tela incomoda. Coisas devem ser objetivas, com letras não muito pequenas, e fazer direto as coisas desejadas.</text:p>
      <text:p text:style-name="P6">14. 15.</text:p>
      <text:p text:style-name="P3">Som pra lembrar no horário, algum toque. Notificação deveria fazer mais barulho, ou por mais tempo. Perguntar remédio e horário. Bem humorado, musiquinha tranquila.</text:p>
      <text:p text:style-name="P6">16.</text:p>
      <text:p text:style-name="P3">10 min antes. Mais notificações ajudam.</text:p>
      <text:p text:style-name="P6">17.</text:p>
      <text:p text:style-name="P3">Sim</text:p>
      <text:p text:style-name="P6">18.</text:p>
      <text:p text:style-name="P3">1 dia antes e uma hora an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Quem é o entrevistado: <text:span text:style-name="T1">Maria Noélia de Queirós Prado</text:span></text:p>
      <text:p text:style-name="P13">Idade: 82 anos</text:p>
      <text:p text:style-name="P12">Objetivo: elicitar requisitos com uma pessoa idosa.</text:p>
      <text:p text:style-name="P12">Estrutura: de funil (abordagem dedutiva)</text:p>
      <text:p text:style-name="P12"/>
      <text:p text:style-name="P7">Resposta</text:p>
      <text:p text:style-name="P12"/>
      <text:list xml:id="list51750412458534" text:continue-numbering="true" text:style-name="WWNum1">
        <text:list-header>
          <text:p text:style-name="P9"><text:span text:style-name="T1">1. </text:span><text:span text:style-name="T2">No geral bem, apesar das sequelas da Chikugunha</text:span></text:p>
          <text:p text:style-name="P9"><text:span text:style-name="T1">2. </text:span><text:span text:style-name="T2">Sim, remédios para diabetes e pressão alta</text:span></text:p>
          <text:p text:style-name="P9"><text:span text:style-name="T1">3. </text:span><text:span text:style-name="T2">5</text:span></text:p>
          <text:p text:style-name="P9"><text:span text:style-name="T1">4. </text:span><text:span text:style-name="T2">Diariamente, durante as refeições e um para dormir</text:span></text:p>
          <text:p text:style-name="P9"><text:span text:style-name="T1">5. </text:span><text:span text:style-name="T2">Não</text:span></text:p>
          <text:p text:style-name="P9"><text:span text:style-name="T1">6. </text:span><text:span text:style-name="T2">Não</text:span></text:p>
          <text:p text:style-name="P9"><text:span text:style-name="T1">7. </text:span><text:span text:style-name="T2">Acessível a visão</text:span></text:p>
          <text:p text:style-name="P9"><text:span text:style-name="T1">8. </text:span><text:span text:style-name="T2">Sim, ao geriatra, cardiologista, endócrinologista (cada 3 meses) e ginecologista (1vez ao ano)</text:span></text:p>
          <text:p text:style-name="P9"><text:span text:style-name="T1">9. </text:span><text:span text:style-name="T2">Não</text:span></text:p>
          <text:p text:style-name="P9"><text:span text:style-name="T1">10. </text:span><text:span text:style-name="T2">Sim</text:span></text:p>
          <text:p text:style-name="P9"><text:span text:style-name="T1">11. </text:span><text:span text:style-name="T2">Comunicação, principalmente.</text:span></text:p>
          <text:p text:style-name="P9"><text:span text:style-name="T1">12. </text:span><text:span text:style-name="T2">Sim,por exemplo, para compras online.</text:span></text:p>
          <text:p text:style-name="P9"><text:span text:style-name="T1">13. </text:span><text:span text:style-name="T2">Medo de errar e falta de interesse em aprender.</text:span></text:p>
          <text:p text:style-name="P9"><text:span text:style-name="T1">14. </text:span><text:span text:style-name="T3">Não sente a necessidade de um aplicativo.</text:span></text:p>
          <text:p text:style-name="P9"><text:span text:style-name="T1">1</text:span><text:span text:style-name="T3">5</text:span><text:span text:style-name="T1">. </text:span><text:span text:style-name="T3">Sim, acha bom</text:span></text:p>
          <text:p text:style-name="P11">1<text:span text:style-name="T3">6</text:span>. <text:span text:style-name="T3">Se programa com antecedência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4T05:17:49.294628092</dc:date>
    <meta:editing-duration>PT4H6M57S</meta:editing-duration>
    <meta:editing-cycles>1</meta:editing-cycles>
    <meta:document-statistic meta:table-count="0" meta:image-count="0" meta:object-count="0" meta:page-count="3" meta:paragraph-count="78" meta:word-count="534" meta:character-count="3060" meta:non-whitespace-character-count="2622"/>
  </office:meta>
</office:document-meta>
</file>